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1" svg:font-family="Cambria" style:font-family-generic="roman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/>
    </style:style>
    <style:style style:name="P8" style:family="paragraph" style:parent-style-name="Standard">
      <style:text-properties style:font-name="Cambria"/>
    </style:style>
    <style:style style:name="P9" style:family="paragraph" style:parent-style-name="Text_20_body">
      <style:text-properties style:font-name="Cambria"/>
    </style:style>
    <style:style style:name="P10" style:family="paragraph" style:parent-style-name="Text_20_body" style:list-style-name="L1"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 fo:language="ru" fo:country="RU" fo:font-weight="normal" style:font-name-asian="Times New Roman3" style:font-weight-asian="normal" style:font-name-complex="Times New Roman3" style:font-weight-complex="normal"/>
    </style:style>
    <style:style style:name="P12" style:family="paragraph" style:parent-style-name="Text_20_body" style:list-style-name="L2">
      <style:text-properties style:font-name="Cambria" fo:language="ru" fo:country="RU"/>
    </style:style>
    <style:style style:name="P13" style:family="paragraph" style:parent-style-name="Text_20_body" style:list-style-name="L1">
      <style:text-properties style:font-name="Cambria" fo:font-weight="normal" style:font-name-asian="Times New Roman3" style:font-weight-asian="normal" style:font-name-complex="Times New Roman3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6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name-asian="Times New Roman3" style:font-weight-asian="normal" style:font-name-complex="Times New Roman3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Cambria1" fo:font-size="12pt" fo:language="en" fo:country="US" fo:font-style="italic" fo:font-weight="normal" style:font-name-asian="Cambria1" style:font-size-asian="12pt" style:font-style-asian="italic" style:font-weight-asian="normal" style:font-name-complex="Cambria1" style:font-size-complex="12pt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88.png" xlink:type="simple" xlink:show="embed" xlink:actuate="onLoad"/></draw:frame></text:p>
          </table:table-cell>
          <table:table-cell table:style-name="Table1.B1" office:value-type="string">
            <text:h text:style-name="P4" text:outline-level="1">Ключ<text:span text:style-name="T1">-6(t)</text:span>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49cm" svg:height="3.12cm" draw:z-index="1"><draw:image xlink:href="../images/0088s.png" xlink:type="simple" xlink:show="embed" xlink:actuate="onLoad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8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функцию управляемого ключа по алгоритму:</text:p>
            <text:p text:style-name="P7"><draw:frame draw:style-name="fr3" draw:name="Объект1" text:anchor-type="as-char" svg:width="6.348cm" svg:height="2.8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text:span text:style-name="T10">где </text:span><text:span text:style-name="T5">x(t) </text:span><text:span text:style-name="T10">– вектор входных сигналов,</text:span></text:p>
            <text:p text:style-name="P5"><text:span text:style-name="T5">y₁(t), y₂(t) </text:span>– вектор<text:span text:style-name="T8">ы</text:span><text:span text:style-name="T10"> </text:span><text:span text:style-name="T8">выходных сигналов на 1-ом и 2-ом выходном порте</text:span><text:span text:style-name="T10">;</text:span></text:p>
            <text:p text:style-name="P5"><text:span text:style-name="T5">y₁₀ </text:span><text:span text:style-name="T10">– вектор выходных сигналов</text:span><text:span text:style-name="T8"> на 1-ом выходном порте при </text:span><text:span text:style-name="T5">t </text:span><text:span text:style-name="T14">≥ </text:span><text:span text:style-name="T5">T₁₀</text:span><text:span text:style-name="T8">;</text:span></text:p>
            <text:p text:style-name="P5"><text:span text:style-name="T5">y₂₀ </text:span><text:span text:style-name="T8">– вектор выходных сигналов на 2-ом выходном порте при </text:span><text:span text:style-name="T5">t &lt;</text:span><text:span text:style-name="T14"> </text:span><text:span text:style-name="T5">T₂₀</text:span><text:span text:style-name="T8">.</text:span></text:p>
            <text:p text:style-name="P5"><text:span text:style-name="T9">Свойства</text:span>:</text:p>
            <text:list xml:id="list5432598027494070060" text:style-name="L1">
              <text:list-item>
                <text:p text:style-name="P10">Уставка первого выхода – вектор <text:span text:style-name="T4">T₁₀ </text:span>.</text:p>
              </text:list-item>
              <text:list-item>
                <text:p text:style-name="P10">Уставка второго выхода – вектор <text:span text:style-name="T4">T₂₀</text:span>.</text:p>
              </text:list-item>
              <text:list-item>
                <text:p text:style-name="P13"><text:span text:style-name="T7">Начальное значение 1-го выхода – вектор </text:span><text:span text:style-name="T4">y₁₀</text:span><text:span text:style-name="T7">.</text:span></text:p>
              </text:list-item>
              <text:list-item>
                <text:p text:style-name="P13"><text:span text:style-name="T7">Начальное значение 2-го выхода – вектор </text:span><text:span text:style-name="T4">y₂₀</text:span><text:span text:style-name="T7">.</text:span></text:p>
              </text:list-item>
            </text:list>
            <text:p text:style-name="P5"><text:span text:style-name="T9">Примечания</text:span>:</text:p>
            <text:list xml:id="list2888684748921497622" text:style-name="L2">
              <text:list-item>
                <text:p text:style-name="P12">По умолчанию блок формирует <text:span text:style-name="T11">скалярные</text:span> выходные сигналы.</text:p>
              </text:list-item>
              <text:list-item>
                <text:p text:style-name="P11"><text:span text:style-name="T2">Именованные свойства </text:span><text:span text:style-name="T13">могут быть заданы </text:span><text:span text:style-name="T2">как </text:span><text:span text:style-name="T4">локальные</text:span><text:span text:style-name="T2"> переменные модели (или субмодели) во вкладке </text:span><text:span text:style-name="T4">Параметры,</text:span><text:span text:style-name="T2"> как </text:span><text:span text:style-name="T4">глобальные</text:span><text:span text:style-name="T2"> сигналы проекта при помощи пункта главного меню </text:span><text:span text:style-name="T12">Сервис</text:span><text:span text:style-name="T2"> </text:span><text:span text:style-name="T3">→</text:span><text:span text:style-name="T2"> </text:span><text:span text:style-name="T4">Сигналы,</text:span><text:span text:style-name="T2"> </text:span><text:span text:style-name="T13">или как </text:span><text:span text:style-name="T12">внешние</text:span><text:span text:style-name="T1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1" svg:font-family="Cambria" style:font-family-generic="roman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6(t)</dc:title>
    <dc:date>2014-12-16T11:43:59.83</dc:date>
    <meta:generator>OpenOffice/4.1.1$Win32 OpenOffice.org_project/411m6$Build-9775</meta:generator>
    <meta:editing-duration>PT6H44M28S</meta:editing-duration>
    <meta:editing-cycles>160</meta:editing-cycles>
    <meta:document-statistic meta:table-count="1" meta:image-count="2" meta:object-count="1" meta:page-count="1" meta:paragraph-count="20" meta:word-count="162" meta:character-count="842"/>
    <meta:user-defined meta:name="Поле 1"/>
    <meta:user-defined meta:name="Поле 2"/>
    <meta:user-defined meta:name="Поле 3"/>
    <meta:user-defined meta:name="Поле 4"/>
  </office:meta>
</office:document-meta>
</file>

<file path=Object 2/content.xml><?xml version="1.0" encoding="utf-8"?>
<math xmlns="http://www.w3.org/1998/Math/MathML">
  <semantics>
    <mtable>
      <mtr>
        <mtd>
          <mrow>
            <msub>
              <mi>y</mi>
              <mrow>
                <mn>1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1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1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row>
                <mn>2,</mn>
                <mi>i</mi>
              </mrow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≥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,</mi>
                        </mrow>
                      </mtd>
                    </mtr>
                    <mtr>
                      <mtd>
                        <mrow>
                          <msub>
                            <mi>y</mi>
                            <mrow>
                              <mn>20,</mn>
                              <mi>i</mi>
                            </mrow>
                          </msub>
                          <mi>,</mi>
                          <mi/>
                          <mi mathvariant="italic">если</mi>
                          <mi/>
                          <mrow>
                            <mi>t</mi>
                            <mo stretchy="false">&lt;</mo>
                            <msub>
                              <mi>T</mi>
                              <mrow>
                                <mn>20,</mn>
                                <mi>i</mi>
                              </mrow>
                            </msub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{1,i}(t) = left lbrace stack{
alignl   x_i(t), ~ если ~ t &lt;  T_{10,i}, #
alignl  y_{10,i}, ~ если ~ t &gt;= T_{10,i};
}  right none
newline
y_{2,i}(t) = left lbrace stack{
alignl   x_i(t), ~ если ~ t &gt;=  T_{20,i}, #
alignl  y_{20,i}, ~ если ~ t &lt;   T_{20,i};
}  right none
</annotation>
  </semantics>
</math>
</file>